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2" style:family="graphic" style:parent-style-name="standard">
      <style:graphic-properties draw:stroke="dash" draw:stroke-dash="Dash" svg:stroke-width="0.106cm" svg:stroke-color="#000000" draw:marker-start-width="0.359cm" draw:marker-end-width="0.359cm" svg:stroke-linecap="butt" draw:fill-color="#ffffff" draw:textarea-horizontal-align="justify" draw:textarea-vertical-align="middle" draw:auto-grow-height="false" fo:min-height="10.394cm" fo:min-width="16.644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draw:stroke="dash" draw:stroke-dash="Dash" svg:stroke-width="0.106cm" svg:stroke-color="#000000" draw:marker-start-width="0.359cm" draw:marker-end-width="0.359cm" svg:stroke-linecap="butt" draw:fill-color="#ffffff" draw:textarea-horizontal-align="justify" draw:textarea-vertical-align="middle" draw:auto-grow-height="false" fo:min-height="12.144cm" fo:min-width="16.644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background-color="#ffff00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5cm" svg:height="2.5cm" svg:x="9.25cm" svg:y="1.5cm">
          <draw:text-box>
            <text:p><text:span text:style-name="T1">SERVER</text:span></text:p>
          </draw:text-box>
        </draw:frame>
        <draw:custom-shape draw:style-name="gr2" draw:text-style-name="P4" draw:layer="layout" svg:width="17.25cm" svg:height="10.75cm" svg:x="2cm" svg:y="3cm">
          <text:p text:style-name="P2"><text:span text:style-name="T2">Server</text:span></text:p>
          <text:list text:style-name="L1">
            <text:list-item>
              <text:p text:style-name="P3">Реализовать хранилище клиентов</text:p>
            </text:list-item>
            <text:list-item>
              <text:p text:style-name="P3">При удалении клиента(соответственно и дескриптора) на его место приходит последний из списка клиентов.</text:p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25cm" svg:height="12.5cm" svg:x="2cm" svg:y="14.5cm">
          <text:p text:style-name="P2"><text:span text:style-name="T2">Client</text:span></text:p>
          <text:list text:style-name="L1">
            <text:list-item>
              <text:p text:style-name="P3">На первое время реализовать член name и методы get_name() и (при необходимости) set_name()</text:p>
            </text:list-item>
            <text:list-item>
              <text:p text:style-name="P3">Реализовать член port и методы get_port() и (так же при необходимости) set_port()</text:p>
            </text:list-item>
            <text:list-item>
              <text:p text:style-name="P3">На будущее заморочиться и реализовать систему авторизации с логином и паролем</text:p>
            </text:list-item>
            <text:list-item>
              <text:p text:style-name="P3">Реализовать метод отправки сообщений</text:p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7.5cm" svg:height="1.673cm" svg:x="1.75cm" svg:y="27.5cm">
          <draw:text-box>
            <text:p>*Обдумать необходимость реализации объекта Messag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20:11:06.317728591</meta:creation-date>
    <dc:date>2024-07-19T01:18:59.671205779</dc:date>
    <meta:editing-duration>PT12M39S</meta:editing-duration>
    <meta:editing-cycles>3</meta:editing-cycles>
    <meta:generator>LibreOffice/24.2.5.2$Linux_X86_64 LibreOffice_project/420$Build-2</meta:generator>
    <meta:document-statistic meta:object-count="4"/>
  </office:meta>
</office:document-meta>
</file>